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300000273AE46246B.png" manifest:media-type="image/png"/>
  <manifest:file-entry manifest:full-path="Pictures/1000039B0000388E0000388E7981E39C.svg" manifest:media-type="image/svg+xml"/>
  <manifest:file-entry manifest:full-path="Pictures/10000201000002DC000002AB03A8055C.png" manifest:media-type="image/png"/>
  <manifest:file-entry manifest:full-path="Pictures/100008CE0000761E00006E3ED0C5434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adornments="ExtraLight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99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ff3333" draw:marker-start-width="0.276cm" draw:marker-end="Arrowheads_20_1" draw:marker-end-width="0.376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ource Code Pro" fo:font-size="14pt" style:font-size-asian="14pt" style:font-size-complex="14pt"/>
    </style:style>
    <style:style style:name="P3" style:family="paragraph">
      <style:paragraph-properties fo:text-align="start"/>
    </style:style>
    <style:style style:name="T1" style:family="text">
      <style:text-properties style:font-name="Source Code Pro" fo:font-size="14pt" style:font-size-asian="14pt" style:font-size-complex="14pt"/>
    </style:style>
    <style:style style:name="T2" style:family="text">
      <style:text-properties style:font-name="Source Code Pro1" fo:font-size="14pt" style:font-name-asian="Source Code Pro1" style:font-size-asian="14pt" style:font-name-complex="Source Code Pro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057cm" svg:height="1.27cm" svg:x="1.308cm" svg:y="3.699cm">
          <text:p text:style-name="P1"><text:span text:style-name="T1">&lt;polymer-hypervideo src=</text:span><text:span text:style-name="T2">"example.mp4"</text:span><text:span text:style-name="T1">/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4.478cm" svg:height="2.585cm" svg:x="14.138cm" svg:y="2.363cm">
          <text:p text:style-name="P3"><text:span text:style-name="T1">&lt;video </text:span><text:span text:style-name="T1">src=</text:span><text:span text:style-name="T2">"example.mp4"</text:span><text:span text:style-name="T1">&gt;</text:span></text:p>
          <text:p text:style-name="P3"><text:span text:style-name="T1"><text:s text:c="2"/></text:span><text:span text:style-name="T1">&lt;track type=</text:span><text:span text:style-name="T2">"</text:span><text:span text:style-name="T1">metadata</text:span><text:span text:style-name="T2">" source=</text:span><text:span text:style-name="T2">"metadata.vtt"</text:span><text:span text:style-name="T1">&gt;</text:span></text:p>
          <text:p text:style-name="P3"><text:span text:style-name="T1">&lt;/video&gt;</text:span></text:p>
          <text:p text:style-name="P3"><text:span text:style-name="T1">&lt;script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.785cm" svg:height="1.666cm" svg:x="9.383cm" svg:y="5.572cm">
          <draw:image xlink:href="Pictures/100008CE0000761E00006E3ED0C54349.svg" xlink:type="simple" xlink:show="embed" xlink:actuate="onLoad">
            <text:p/>
          </draw:image>
          <draw:image xlink:href="Pictures/10000201000002DC000002AB03A8055C.png" xlink:type="simple" xlink:show="embed" xlink:actuate="onLoad"/>
        </draw:frame>
        <draw:frame draw:style-name="gr2" draw:text-style-name="P1" draw:layer="layout" svg:width="1.785cm" svg:height="1.666cm" svg:x="18.384cm" svg:y="5.572cm">
          <draw:image xlink:href="Pictures/100008CE0000761E00006E3ED0C54349.svg" xlink:type="simple" xlink:show="embed" xlink:actuate="onLoad">
            <text:p/>
          </draw:image>
          <draw:image xlink:href="Pictures/10000201000002DC000002AB03A8055C.png" xlink:type="simple" xlink:show="embed" xlink:actuate="onLoad"/>
        </draw:frame>
        <draw:line draw:style-name="gr3" draw:text-style-name="P1" draw:layer="layout" svg:x1="10.233cm" svg:y1="5.583cm" svg:x2="10.233cm" svg:y2="4.594cm">
          <text:p/>
        </draw:line>
        <draw:line draw:style-name="gr3" draw:text-style-name="P1" draw:layer="layout" svg:x1="19.283cm" svg:y1="5.584cm" svg:x2="19.283cm" svg:y2="3.043cm">
          <text:p/>
        </draw:line>
        <draw:frame draw:style-name="gr2" draw:text-style-name="P1" draw:layer="layout" svg:width="1.905cm" svg:height="1.905cm" svg:x="25.287cm" svg:y="5.483cm">
          <draw:image xlink:href="Pictures/1000039B0000388E0000388E7981E39C.svg" xlink:type="simple" xlink:show="embed" xlink:actuate="onLoad">
            <text:p/>
          </draw:image>
          <draw:image xlink:href="Pictures/100002010000027300000273AE46246B.png" xlink:type="simple" xlink:show="embed" xlink:actuate="onLoad"/>
        </draw:frame>
        <draw:line draw:style-name="gr3" draw:text-style-name="P1" draw:layer="layout" svg:x1="26.071cm" svg:y1="5.598cm" svg:x2="26.071cm" svg:y2="3.6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1" svg:font-family="'Source Code Pro'" style:font-adornments="ExtraLight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9T07:56:53.667887000</meta:creation-date>
    <dc:date>2014-03-09T08:17:06.558323000</dc:date>
    <meta:editing-duration>PT5M2S</meta:editing-duration>
    <meta:editing-cycles>1</meta:editing-cycles>
    <meta:document-statistic meta:object-count="8"/>
    <meta:generator>LibreOffice/4.2.0.4$MacOSX_X86_64 LibreOffice_project/05dceb5d363845f2cf968344d7adab8dcfb2ba71</meta:generator>
  </office:meta>
</office:document-meta>
</file>